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aresAndLynx" table:style-name="ta1">
        <table:shapes>
          <draw:frame draw:z-index="0" draw:style-name="gr1" draw:text-style-name="P1" svg:width="6.2988in" svg:height="3.5429in" svg:x="5.7327in" svg:y="1.713in">
            <draw:object draw:notify-on-update-of-ranges="HaresAndLynx.A2:HaresAndLynx.A27 HaresAndLynx.B1:HaresAndLynx.B1 HaresAndLynx.B2:HaresAndLynx.B27 HaresAndLynx.A2:HaresAndLynx.A27 HaresAndLynx.C1:HaresAndLynx.C1 HaresAndLynx.C2:HaresAndLynx.C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ares</text:p>
          </table:table-cell>
          <table:table-cell office:value-type="string" calcext:value-type="string">
            <text:p>Lynx</text:p>
          </table:table-cell>
          <table:table-cell/>
          <table:table-cell office:value-type="string" calcext:value-type="string">
            <text:p>Parameters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Hare Birth Rate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HareBR*[.B2]-HareDR*[.B2]-RatioInteractions*LethalInteractRate*[.B2]*[.C2]" office:value-type="float" office:value="18000" calcext:value-type="float">
            <text:p>18000</text:p>
          </table:table-cell>
          <table:table-cell table:formula="of:=[.C2]+LynxPerDeadCub*(RatioInteractions*LethalInteractRate*[.B2]*[.C2])-LynxDR*[.C2]" office:value-type="float" office:value="900" calcext:value-type="float">
            <text:p>900</text:p>
          </table:table-cell>
          <table:table-cell/>
          <table:table-cell office:value-type="string" calcext:value-type="string">
            <text:p>Hare Death Ra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HareBR*[.B3]-HareDR*[.B3]-RatioInteractions*LethalInteractRate*[.B3]*[.C3]" office:value-type="float" office:value="17100" calcext:value-type="float">
            <text:p>17100</text:p>
          </table:table-cell>
          <table:table-cell table:formula="of:=[.C3]+LynxPerDeadCub*(RatioInteractions*LethalInteractRate*[.B3]*[.C3])-LynxDR*[.C3]" office:value-type="float" office:value="787.5" calcext:value-type="float">
            <text:p>787.5</text:p>
          </table:table-cell>
          <table:table-cell/>
          <table:table-cell office:value-type="string" calcext:value-type="string">
            <text:p>Lynx Death Rate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HareBR*[.B4]-HareDR*[.B4]-RatioInteractions*LethalInteractRate*[.B4]*[.C4]" office:value-type="float" office:value="17206.875" calcext:value-type="float">
            <text:p>17206.875</text:p>
          </table:table-cell>
          <table:table-cell table:formula="of:=[.C4]+LynxPerDeadCub*(RatioInteractions*LethalInteractRate*[.B4]*[.C4])-LynxDR*[.C4]" office:value-type="float" office:value="680.203125" calcext:value-type="float">
            <text:p>680.203125</text:p>
          </table:table-cell>
          <table:table-cell/>
          <table:table-cell office:value-type="string" calcext:value-type="string">
            <text:p>Ratio of Interactions Occurring</text:p>
          </table:table-cell>
          <table:table-cell table:formula="of:=1/800" office:value-type="float" office:value="0.00125" calcext:value-type="float">
            <text:p>0.00125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HareBR*[.B5]-HareDR*[.B5]-RatioInteractions*LethalInteractRate*[.B5]*[.C5]" office:value-type="float" office:value="18237.5399267578" calcext:value-type="float">
            <text:p>18237.5399267578</text:p>
          </table:table-cell>
          <table:table-cell table:formula="of:=[.C5]+LynxPerDeadCub*(RatioInteractions*LethalInteractRate*[.B5]*[.C5])-LynxDR*[.C5]" office:value-type="float" office:value="588.434158081055" calcext:value-type="float">
            <text:p>588.4341580811</text:p>
          </table:table-cell>
          <table:table-cell/>
          <table:table-cell office:value-type="string" calcext:value-type="string">
            <text:p>Percent Lethal Interaction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HareBR*[.B6]-HareDR*[.B6]-RatioInteractions*LethalInteractRate*[.B6]*[.C6]" office:value-type="float" office:value="20166.7601713253" calcext:value-type="float">
            <text:p>20166.7601713253</text:p>
          </table:table-cell>
          <table:table-cell table:formula="of:=[.C6]+LynxPerDeadCub*(RatioInteractions*LethalInteractRate*[.B6]*[.C6])-LynxDR*[.C6]" office:value-type="float" office:value="516.627095906077" calcext:value-type="float">
            <text:p>516.6270959061</text:p>
          </table:table-cell>
          <table:table-cell/>
          <table:table-cell office:value-type="string" calcext:value-type="string">
            <text:p>Lynx Cub per Dead Hare</text:p>
          </table:table-cell>
          <table:table-cell table:formula="of:=1/40" office:value-type="float" office:value="0.025" calcext:value-type="float">
            <text:p>0.02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HareBR*[.B7]-HareDR*[.B7]-RatioInteractions*LethalInteractRate*[.B7]*[.C7]" office:value-type="float" office:value="23024.1168692823" calcext:value-type="float">
            <text:p>23024.1168692823</text:p>
          </table:table-cell>
          <table:table-cell table:formula="of:=[.C7]+LynxPerDeadCub*(RatioInteractions*LethalInteractRate*[.B7]*[.C7])-LynxDR*[.C7]" office:value-type="float" office:value="466.041296603277" calcext:value-type="float">
            <text:p>466.0412966033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HareBR*[.B8]-HareDR*[.B8]-RatioInteractions*LethalInteractRate*[.B8]*[.C8]" office:value-type="float" office:value="26868.6689775424" calcext:value-type="float">
            <text:p>26868.6689775424</text:p>
          </table:table-cell>
          <table:table-cell table:formula="of:=[.C8]+LynxPerDeadCub*(RatioInteractions*LethalInteractRate*[.B8]*[.C8])-LynxDR*[.C8]" office:value-type="float" office:value="437.054208778451" calcext:value-type="float">
            <text:p>437.0542087785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HareBR*[.B9]-HareDR*[.B9]-RatioInteractions*LethalInteractRate*[.B9]*[.C9]" office:value-type="float" office:value="31744.6041381044" calcext:value-type="float">
            <text:p>31744.6041381044</text:p>
          </table:table-cell>
          <table:table-cell table:formula="of:=[.C9]+LynxPerDeadCub*(RatioInteractions*LethalInteractRate*[.B9]*[.C9])-LynxDR*[.C9]" office:value-type="float" office:value="430.873546467367" calcext:value-type="float">
            <text:p>430.8735464674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HareBR*[.B10]-HareDR*[.B10]-RatioInteractions*LethalInteractRate*[.B10]*[.C10]" office:value-type="float" office:value="37603.4907102523" calcext:value-type="float">
            <text:p>37603.4907102523</text:p>
          </table:table-cell>
          <table:table-cell table:formula="of:=[.C10]+LynxPerDeadCub*(RatioInteractions*LethalInteractRate*[.B10]*[.C10])-LynxDR*[.C10]" office:value-type="float" office:value="451.041682281135" calcext:value-type="float">
            <text:p>451.0416822811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HareBR*[.B11]-HareDR*[.B11]-RatioInteractions*LethalInteractRate*[.B11]*[.C11]" office:value-type="float" office:value="44164.5161395556" calcext:value-type="float">
            <text:p>44164.5161395556</text:p>
          </table:table-cell>
          <table:table-cell table:formula="of:=[.C11]+LynxPerDeadCub*(RatioInteractions*LethalInteractRate*[.B11]*[.C11])-LynxDR*[.C11]" office:value-type="float" office:value="505.186364852678" calcext:value-type="float">
            <text:p>505.1863648527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HareBR*[.B12]-HareDR*[.B12]-RatioInteractions*LethalInteractRate*[.B12]*[.C12]" office:value-type="float" office:value="50674.6669133681" calcext:value-type="float">
            <text:p>50674.6669133681</text:p>
          </table:table-cell>
          <table:table-cell table:formula="of:=[.C12]+LynxPerDeadCub*(RatioInteractions*LethalInteractRate*[.B12]*[.C12])-LynxDR*[.C12]" office:value-type="float" office:value="607.262529204484" calcext:value-type="float">
            <text:p>607.2625292045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HareBR*[.B13]-HareDR*[.B13]-RatioInteractions*LethalInteractRate*[.B13]*[.C13]" office:value-type="float" office:value="55558.120480512" calcext:value-type="float">
            <text:p>55558.120480512</text:p>
          </table:table-cell>
          <table:table-cell table:formula="of:=[.C13]+LynxPerDeadCub*(RatioInteractions*LethalInteractRate*[.B13]*[.C13])-LynxDR*[.C13]" office:value-type="float" office:value="779.380973937998" calcext:value-type="float">
            <text:p>779.380973938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HareBR*[.B14]-HareDR*[.B14]-RatioInteractions*LethalInteractRate*[.B14]*[.C14]" office:value-type="float" office:value="56130.8976475837" calcext:value-type="float">
            <text:p>56130.8976475837</text:p>
          </table:table-cell>
          <table:table-cell table:formula="of:=[.C14]+LynxPerDeadCub*(RatioInteractions*LethalInteractRate*[.B14]*[.C14])-LynxDR*[.C14]" office:value-type="float" office:value="1047.85940868802" calcext:value-type="float">
            <text:p>1047.859408688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HareBR*[.B15]-HareDR*[.B15]-RatioInteractions*LethalInteractRate*[.B15]*[.C15]" office:value-type="float" office:value="49174.6120975547" calcext:value-type="float">
            <text:p>49174.6120975547</text:p>
          </table:table-cell>
          <table:table-cell table:formula="of:=[.C15]+LynxPerDeadCub*(RatioInteractions*LethalInteractRate*[.B15]*[.C15])-LynxDR*[.C15]" office:value-type="float" office:value="1416.32473087378" calcext:value-type="float">
            <text:p>1416.3247308738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HareBR*[.B16]-HareDR*[.B16]-RatioInteractions*LethalInteractRate*[.B16]*[.C16]" office:value-type="float" office:value="34020.8473141307" calcext:value-type="float">
            <text:p>34020.8473141307</text:p>
          </table:table-cell>
          <table:table-cell table:formula="of:=[.C16]+LynxPerDeadCub*(RatioInteractions*LethalInteractRate*[.B16]*[.C16])-LynxDR*[.C16]" office:value-type="float" office:value="1791.2013156291" calcext:value-type="float">
            <text:p>1791.2013156291</text:p>
          </table:table-cell>
          <table:table-cell table:number-columns-repeated="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HareBR*[.B17]-HareDR*[.B17]-RatioInteractions*LethalInteractRate*[.B17]*[.C17]" office:value-type="float" office:value="17160.0930058391" calcext:value-type="float">
            <text:p>17160.0930058391</text:p>
          </table:table-cell>
          <table:table-cell table:formula="of:=[.C17]+LynxPerDeadCub*(RatioInteractions*LethalInteractRate*[.B17]*[.C17])-LynxDR*[.C17]" office:value-type="float" office:value="1926.00818600751" calcext:value-type="float">
            <text:p>1926.0081860075</text:p>
          </table:table-cell>
          <table:table-cell table:number-columns-repeated="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HareBR*[.B18]-HareDR*[.B18]-RatioInteractions*LethalInteractRate*[.B18]*[.C18]" office:value-type="float" office:value="7498.89040722656" calcext:value-type="float">
            <text:p>7498.8904072266</text:p>
          </table:table-cell>
          <table:table-cell table:formula="of:=[.C18]+LynxPerDeadCub*(RatioInteractions*LethalInteractRate*[.B18]*[.C18])-LynxDR*[.C18]" office:value-type="float" office:value="1665.03631592859" calcext:value-type="float">
            <text:p>1665.0363159286</text:p>
          </table:table-cell>
          <table:table-cell table:number-columns-repeated="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HareBR*[.B19]-HareDR*[.B19]-RatioInteractions*LethalInteractRate*[.B19]*[.C19]" office:value-type="float" office:value="4255.48414151681" calcext:value-type="float">
            <text:p>4255.4841415168</text:p>
          </table:table-cell>
          <table:table-cell table:formula="of:=[.C19]+LynxPerDeadCub*(RatioInteractions*LethalInteractRate*[.B19]*[.C19])-LynxDR*[.C19]" office:value-type="float" office:value="1238.34766606859" calcext:value-type="float">
            <text:p>1238.3476660686</text:p>
          </table:table-cell>
          <table:table-cell table:number-columns-repeated="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HareBR*[.B20]-HareDR*[.B20]-RatioInteractions*LethalInteractRate*[.B20]*[.C20]" office:value-type="float" office:value="3322.79337080391" calcext:value-type="float">
            <text:p>3322.7933708039</text:p>
          </table:table-cell>
          <table:table-cell table:formula="of:=[.C20]+LynxPerDeadCub*(RatioInteractions*LethalInteractRate*[.B20]*[.C20])-LynxDR*[.C20]" office:value-type="float" office:value="870.798093627576" calcext:value-type="float">
            <text:p>870.7980936276</text:p>
          </table:table-cell>
          <table:table-cell table:number-columns-repeated="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HareBR*[.B21]-HareDR*[.B21]-RatioInteractions*LethalInteractRate*[.B21]*[.C21]" office:value-type="float" office:value="3205.16965271828" calcext:value-type="float">
            <text:p>3205.1696527183</text:p>
          </table:table-cell>
          <table:table-cell table:formula="of:=[.C21]+LynxPerDeadCub*(RatioInteractions*LethalInteractRate*[.B21]*[.C21])-LynxDR*[.C21]" office:value-type="float" office:value="602.187287518104" calcext:value-type="float">
            <text:p>602.1872875181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HareBR*[.B22]-HareDR*[.B22]-RatioInteractions*LethalInteractRate*[.B22]*[.C22]" office:value-type="float" office:value="3522.18130420271" calcext:value-type="float">
            <text:p>3522.1813042027</text:p>
          </table:table-cell>
          <table:table-cell table:formula="of:=[.C22]+LynxPerDeadCub*(RatioInteractions*LethalInteractRate*[.B22]*[.C22])-LynxDR*[.C22]" office:value-type="float" office:value="415.548142126839" calcext:value-type="float">
            <text:p>415.5481421268</text:p>
          </table:table-cell>
          <table:table-cell table:number-columns-repeated="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HareBR*[.B23]-HareDR*[.B23]-RatioInteractions*LethalInteractRate*[.B23]*[.C23]" office:value-type="float" office:value="4199.23587728613" calcext:value-type="float">
            <text:p>4199.2358772861</text:p>
          </table:table-cell>
          <table:table-cell table:formula="of:=[.C23]+LynxPerDeadCub*(RatioInteractions*LethalInteractRate*[.B23]*[.C23])-LynxDR*[.C23]" office:value-type="float" office:value="288.401741097387" calcext:value-type="float">
            <text:p>288.4017410974</text:p>
          </table:table-cell>
          <table:table-cell table:number-columns-repeated="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HareBR*[.B24]-HareDR*[.B24]-RatioInteractions*LethalInteractRate*[.B24]*[.C24]" office:value-type="float" office:value="5273.39675905661" calcext:value-type="float">
            <text:p>5273.3967590566</text:p>
          </table:table-cell>
          <table:table-cell table:formula="of:=[.C24]+LynxPerDeadCub*(RatioInteractions*LethalInteractRate*[.B24]*[.C24])-LynxDR*[.C24]" office:value-type="float" office:value="202.599468441901" calcext:value-type="float">
            <text:p>202.5994684419</text:p>
          </table:table-cell>
          <table:table-cell table:number-columns-repeated="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HareBR*[.B25]-HareDR*[.B25]-RatioInteractions*LethalInteractRate*[.B25]*[.C25]" office:value-type="float" office:value="6848.5617725452" calcext:value-type="float">
            <text:p>6848.5617725452</text:p>
          </table:table-cell>
          <table:table-cell table:formula="of:=[.C25]+LynxPerDeadCub*(RatioInteractions*LethalInteractRate*[.B25]*[.C25])-LynxDR*[.C25]" office:value-type="float" office:value="145.044496740587" calcext:value-type="float">
            <text:p>145.0444967406</text:p>
          </table:table-cell>
          <table:table-cell table:number-columns-repeated="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HareBR*[.B26]-HareDR*[.B26]-RatioInteractions*LethalInteractRate*[.B26]*[.C26]" office:value-type="float" office:value="9091.31338371546" calcext:value-type="float">
            <text:p>9091.3133837155</text:p>
          </table:table-cell>
          <table:table-cell table:formula="of:=[.C26]+LynxPerDeadCub*(RatioInteractions*LethalInteractRate*[.B26]*[.C26])-LynxDR*[.C26]" office:value-type="float" office:value="106.695750327577" calcext:value-type="float">
            <text:p>106.6957503276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8in" svg:height="3.5429in" svg:x="4.089in" svg:y="0.7713in">
            <draw:object draw:notify-on-update-of-ranges="Sheet2.A2:Sheet2.A22 Sheet2.B2:Sheet2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([.A2]+h)^2 +k" office:value-type="float" office:value="100" calcext:value-type="float">
            <text:p>10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([.A3]+h)^2 +k" office:value-type="float" office:value="81" calcext:value-type="float">
            <text:p>8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([.A4]+h)^2 +k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([.A5]+h)^2 +k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([.A6]+h)^2 +k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([.A7]+h)^2 +k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([.A8]+h)^2 +k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([.A9]+h)^2 +k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[.A10]+h)^2 +k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[.A11]+h)^2 +k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]+h)^2 +k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13]+h)^2 +k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4]+h)^2 +k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5]+h)^2 +k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6]+h)^2 +k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7]+h)^2 +k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8]+h)^2 +k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9]+h)^2 +k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20]+h)^2 +k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21]+h)^2 +k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22]+h)^2 +k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>
        <table:named-range table:name="h" table:base-cell-address="$Sheet2.$E$2" table:cell-range-address="$Sheet2.$E$2"/>
        <table:named-range table:name="HareBR" table:base-cell-address="$HaresAndLynx.$F$2" table:cell-range-address="$HaresAndLynx.$F$2"/>
        <table:named-range table:name="HareDR" table:base-cell-address="$HaresAndLynx.$F$3" table:cell-range-address="$HaresAndLynx.$F$3"/>
        <table:named-range table:name="k" table:base-cell-address="$Sheet2.$E$3" table:cell-range-address="$Sheet2.$E$3"/>
        <table:named-range table:name="LethalInteractRate" table:base-cell-address="$HaresAndLynx.$F$6" table:cell-range-address="$HaresAndLynx.$F$6"/>
        <table:named-range table:name="LynxDR" table:base-cell-address="$HaresAndLynx.$F$4" table:cell-range-address="$HaresAndLynx.$F$4"/>
        <table:named-range table:name="LynxPerDeadCub" table:base-cell-address="$HaresAndLynx.$F$7" table:cell-range-address="$HaresAndLynx.$F$7"/>
        <table:named-range table:name="RatioInteractions" table:base-cell-address="$HaresAndLynx.$F$5" table:cell-range-address="$HaresAndLynx.$F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00:00:03.142585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0:51:01.356340861</meta:creation-date>
    <meta:editing-duration>P0D</meta:editing-duration>
    <meta:editing-cycles>2</meta:editing-cycles>
    <meta:generator>LibreOffice/4.1.3.2$Linux_X86_64 LibreOffice_project/410m0$Build-2</meta:generator>
    <dc:date>2014-02-07T11:00:39.914078272</dc:date>
    <meta:document-statistic meta:table-count="2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6cm" svg:y="3.952cm" style:legend-expansion="high" chart:style-name="ch2"/>
        <chart:plot-area chart:style-name="ch3" table:cell-range-address="HaresAndLynx.A2:HaresAndLynx.C27 HaresAndLynx.B1:HaresAndLynx.C1" chart:data-source-has-labels="row" svg:x="1.331cm" svg:y="0.855cm" svg:width="11.224cm" svg:height="7.545cm">
          <chartooo:coordinate-region svg:x="2.508cm" svg:y="1.054cm" svg:width="9.055cm" svg:height="6.699cm"/>
          <chart:axis chart:dimension="x" chart:name="primary-x" chart:style-name="ch4"/>
          <chart:axis chart:dimension="y" chart:name="primary-y" chart:style-name="ch4">
            <chart:title svg:x="0.451cm" svg:y="5.041cm" chart:style-name="ch5">
              <text:p>Hare</text:p>
            </chart:title>
            <chart:grid chart:style-name="ch6" chart:class="major"/>
          </chart:axis>
          <chart:axis chart:dimension="y" chart:name="secondary-y" chart:style-name="ch7">
            <chart:title svg:x="12.875cm" svg:y="4.989cm" chart:style-name="ch5">
              <text:p>Lynx</text:p>
            </chart:title>
          </chart:axis>
          <chart:series chart:attached-axis="primary-y" chart:style-name="ch8" chart:values-cell-range-address="HaresAndLynx.B2:HaresAndLynx.B27" chart:label-cell-address="HaresAndLynx.B1:HaresAndLynx.B1" chart:class="chart:scatter">
            <chart:domain table:cell-range-address="HaresAndLynx.A2:HaresAndLynx.A27"/>
            <chart:data-point chart:repeated="26"/>
          </chart:series>
          <chart:series chart:attached-axis="secondary-y" chart:style-name="ch9" chart:values-cell-range-address="HaresAndLynx.C2:HaresAndLynx.C27" chart:label-cell-address="HaresAndLynx.C1:HaresAndLynx.C1" chart:class="chart:scatter">
            <chart:data-point chart:repeated="16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res</text:p>
                <draw:g>
                  <svg:desc>HaresAndLynx.B1:HaresAndLynx.B1</svg:desc>
                </draw:g>
              </table:table-cell>
              <table:table-cell office:value-type="string">
                <text:p>Lynx</text:p>
                <draw:g>
                  <svg:desc>HaresAndLynx.C1:HaresAndLynx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resAndLynx.A2:HaresAndLynx.A27</svg:desc>
                </draw:g>
              </table:table-cell>
              <table:table-cell office:value-type="float" office:value="20000">
                <text:p>20000</text:p>
                <draw:g>
                  <svg:desc>HaresAndLynx.B2:HaresAndLynx.B27</svg:desc>
                </draw:g>
              </table:table-cell>
              <table:table-cell office:value-type="float" office:value="1000">
                <text:p>1000</text:p>
                <draw:g>
                  <svg:desc>HaresAndLynx.C2:HaresAndLynx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000">
                <text:p>180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100">
                <text:p>17100</text:p>
              </table:table-cell>
              <table:table-cell office:value-type="float" office:value="787.5">
                <text:p>78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06.875">
                <text:p>17206.875</text:p>
              </table:table-cell>
              <table:table-cell office:value-type="float" office:value="680.203125">
                <text:p>680.2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237.5399267578">
                <text:p>18237.5399267578</text:p>
              </table:table-cell>
              <table:table-cell office:value-type="float" office:value="588.434158081055">
                <text:p>588.434158081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166.7601713253">
                <text:p>20166.7601713253</text:p>
              </table:table-cell>
              <table:table-cell office:value-type="float" office:value="516.627095906077">
                <text:p>516.627095906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024.1168692823">
                <text:p>23024.1168692823</text:p>
              </table:table-cell>
              <table:table-cell office:value-type="float" office:value="466.041296603277">
                <text:p>466.041296603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6868.6689775424">
                <text:p>26868.6689775424</text:p>
              </table:table-cell>
              <table:table-cell office:value-type="float" office:value="437.054208778451">
                <text:p>437.054208778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1744.6041381044">
                <text:p>31744.6041381044</text:p>
              </table:table-cell>
              <table:table-cell office:value-type="float" office:value="430.873546467367">
                <text:p>430.873546467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7603.4907102523">
                <text:p>37603.4907102523</text:p>
              </table:table-cell>
              <table:table-cell office:value-type="float" office:value="451.041682281135">
                <text:p>451.041682281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164.5161395556">
                <text:p>44164.5161395556</text:p>
              </table:table-cell>
              <table:table-cell office:value-type="float" office:value="505.186364852678">
                <text:p>505.186364852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0674.6669133681">
                <text:p>50674.6669133681</text:p>
              </table:table-cell>
              <table:table-cell office:value-type="float" office:value="607.262529204484">
                <text:p>607.262529204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5558.120480512">
                <text:p>55558.120480512</text:p>
              </table:table-cell>
              <table:table-cell office:value-type="float" office:value="779.380973937998">
                <text:p>779.380973937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6130.8976475837">
                <text:p>56130.8976475837</text:p>
              </table:table-cell>
              <table:table-cell office:value-type="float" office:value="1047.85940868802">
                <text:p>1047.85940868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9174.6120975547">
                <text:p>49174.6120975547</text:p>
              </table:table-cell>
              <table:table-cell office:value-type="float" office:value="1416.32473087378">
                <text:p>1416.32473087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020.8473141307">
                <text:p>34020.8473141307</text:p>
              </table:table-cell>
              <table:table-cell office:value-type="float" office:value="1791.2013156291">
                <text:p>1791.2013156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160.0930058391">
                <text:p>17160.0930058391</text:p>
              </table:table-cell>
              <table:table-cell office:value-type="float" office:value="1926.00818600751">
                <text:p>1926.00818600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498.89040722656">
                <text:p>7498.89040722656</text:p>
              </table:table-cell>
              <table:table-cell office:value-type="float" office:value="1665.03631592859">
                <text:p>1665.03631592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255.48414151681">
                <text:p>4255.48414151681</text:p>
              </table:table-cell>
              <table:table-cell office:value-type="float" office:value="1238.34766606859">
                <text:p>1238.34766606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22.79337080391">
                <text:p>3322.79337080391</text:p>
              </table:table-cell>
              <table:table-cell office:value-type="float" office:value="870.798093627576">
                <text:p>870.79809362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205.16965271828">
                <text:p>3205.16965271828</text:p>
              </table:table-cell>
              <table:table-cell office:value-type="float" office:value="602.187287518104">
                <text:p>602.187287518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522.18130420271">
                <text:p>3522.18130420271</text:p>
              </table:table-cell>
              <table:table-cell office:value-type="float" office:value="415.548142126839">
                <text:p>415.548142126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199.23587728613">
                <text:p>4199.23587728613</text:p>
              </table:table-cell>
              <table:table-cell office:value-type="float" office:value="288.401741097387">
                <text:p>288.40174109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273.39675905661">
                <text:p>5273.39675905661</text:p>
              </table:table-cell>
              <table:table-cell office:value-type="float" office:value="202.599468441901">
                <text:p>202.599468441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848.5617725452">
                <text:p>6848.5617725452</text:p>
              </table:table-cell>
              <table:table-cell office:value-type="float" office:value="145.044496740587">
                <text:p>145.044496740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091.31338371546">
                <text:p>9091.31338371546</text:p>
              </table:table-cell>
              <table:table-cell office:value-type="float" office:value="106.695750327577">
                <text:p>106.695750327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2:Sheet2.B22" svg:x="0.77cm" svg:y="0.855cm" svg:width="11.738cm" svg:height="7.545cm">
          <chartooo:coordinate-region svg:x="1.008cm" svg:y="1.054cm" svg:width="11.31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2" chart:class="chart:scatter">
            <chart:domain table:cell-range-address="Sheet2.A2:Sheet2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2.A2:Sheet2.A22</svg:desc>
                </draw:g>
              </table:table-cell>
              <table:table-cell office:value-type="float" office:value="100">
                <text:p>100</text:p>
                <draw:g>
                  <svg:desc>Sheet2.B2:Sheet2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